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">
      <style:text-properties fo:font-weight="bold" style:font-weight-asian="bold" style:font-weight-complex="bold"/>
    </style:style>
    <style:style style:name="P2" style:family="paragraph" style:parent-style-name="code">
      <style:text-properties fo:font-weight="normal" style:font-weight-asian="normal" style:font-weight-complex="normal"/>
    </style:style>
    <style:style style:name="P3" style:family="paragraph" style:parent-style-name="code">
      <style:text-properties officeooo:paragraph-rsid="0002c69b"/>
    </style:style>
    <style:style style:name="P4" style:family="paragraph" style:parent-style-name="aufgabe">
      <style:text-properties fo:font-weight="bold" style:font-weight-asian="bold" style:font-weight-complex="bold"/>
    </style:style>
    <style:style style:name="P5" style:family="paragraph" style:parent-style-name="aufgabe">
      <style:text-properties fo:font-weight="normal" style:font-weight-asian="normal" style:font-weight-complex="normal"/>
    </style:style>
    <style:style style:name="P6" style:family="paragraph" style:parent-style-name="aufgabe">
      <style:text-properties officeooo:paragraph-rsid="0002c69b"/>
    </style:style>
    <style:style style:name="P7" style:family="paragraph" style:parent-style-name="aufgabe">
      <style:text-properties officeooo:paragraph-rsid="0003a0b7"/>
    </style:style>
    <style:style style:name="P8" style:family="paragraph" style:parent-style-name="aufgabe">
      <style:text-properties officeooo:paragraph-rsid="0004ba41"/>
    </style:style>
    <style:style style:name="P9" style:family="paragraph" style:parent-style-name="Text_20_body">
      <style:text-properties officeooo:paragraph-rsid="0002c69b"/>
    </style:style>
    <style:style style:name="P10" style:family="paragraph" style:parent-style-name="Text_20_body">
      <style:text-properties officeooo:paragraph-rsid="0003dfb4"/>
    </style:style>
    <style:style style:name="P11" style:family="paragraph" style:parent-style-name="merke">
      <style:text-properties fo:font-weight="bold" style:font-weight-asian="bold" style:font-weight-complex="bold"/>
    </style:style>
    <style:style style:name="P12" style:family="paragraph" style:parent-style-name="Standard">
      <style:text-properties officeooo:paragraph-rsid="0004ba41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Standard" style:list-style-name="List_20_3"/>
    <style:style style:name="P17" style:family="paragraph" style:parent-style-name="Text_20_body" style:list-style-name="L1"/>
    <style:style style:name="P18" style:family="paragraph" style:parent-style-name="Text_20_body" style:list-style-name="List_20_3"/>
    <style:style style:name="P19" style:family="paragraph" style:parent-style-name="Text_20_body" style:list-style-name="List_20_3">
      <style:text-properties fo:font-weight="bold" style:font-weight-asian="bold" style:font-weight-complex="bold"/>
    </style:style>
    <style:style style:name="P20" style:family="paragraph" style:parent-style-name="Text_20_body" style:list-style-name="L2"/>
    <style:style style:name="P21" style:family="paragraph" style:parent-style-name="Heading_20_2">
      <style:text-properties officeooo:paragraph-rsid="0003dfb4"/>
    </style:style>
    <style:style style:name="P22" style:family="paragraph" style:parent-style-name="Heading_20_3">
      <style:text-properties officeooo:rsid="0002c69b"/>
    </style:style>
    <style:style style:name="P23" style:family="paragraph" style:parent-style-name="aufgabe" style:list-style-name="List_20_3">
      <style:text-properties officeooo:paragraph-rsid="0002c69b"/>
    </style:style>
    <style:style style:name="P24" style:family="paragraph" style:parent-style-name="aufgabe" style:list-style-name="List_20_3">
      <style:text-properties fo:font-weight="normal" style:font-weight-asian="normal" style:font-weight-complex="normal"/>
    </style:style>
    <style:style style:name="P25" style:family="paragraph" style:parent-style-name="aufgabe">
      <style:text-properties officeooo:paragraph-rsid="0007186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3a0b7" style:font-style-asian="normal" style:font-style-complex="normal"/>
    </style:style>
    <style:style style:name="T3" style:family="text">
      <style:text-properties fo:font-style="normal" officeooo:rsid="0003dfb4" style:font-style-asian="normal" style:font-style-complex="normal"/>
    </style:style>
    <style:style style:name="T4" style:family="text">
      <style:text-properties fo:font-style="normal" officeooo:rsid="0006a0d9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2c69b"/>
    </style:style>
    <style:style style:name="T9" style:family="text">
      <style:text-properties fo:font-weight="normal" officeooo:rsid="0002c69b" style:font-weight-asian="normal" style:font-weight-complex="normal"/>
    </style:style>
    <style:style style:name="T10" style:family="text">
      <style:text-properties officeooo:rsid="0003a0b7"/>
    </style:style>
    <style:style style:name="T11" style:family="text">
      <style:text-properties officeooo:rsid="0004709f"/>
    </style:style>
    <style:style style:name="T12" style:family="text">
      <style:text-properties officeooo:rsid="000470b2"/>
    </style:style>
    <style:style style:name="T13" style:family="text">
      <style:text-properties officeooo:rsid="0007186b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3"><text:a xlink:type="simple" xlink:href="#__RefHeading__794_573231259" text:style-name="Internet_20_link" text:visited-style-name="Internet_20_link">1. </text:a>Strukturen<text:tab/>1</text:p>
          <text:p text:style-name="P15"><text:a xlink:type="simple" xlink:href="#__RefHeading__796_573231259" text:style-name="Internet_20_link" text:visited-style-name="Internet_20_link">1.1. </text:a>Warum werden Strukturen so oft verwendet?<text:tab/>1</text:p>
          <text:p text:style-name="P15"><text:a xlink:type="simple" xlink:href="#__RefHeading__798_573231259" text:style-name="Internet_20_link" text:visited-style-name="Internet_20_link">1.2. </text:a>Strukturtyp erstellen<text:tab/>1</text:p>
          <text:p text:style-name="P15"><text:a xlink:type="simple" xlink:href="#__RefHeading__800_573231259" text:style-name="Internet_20_link" text:visited-style-name="Internet_20_link">1.3. </text:a>Strukturvariablen erstellen<text:tab/>2</text:p>
          <text:p text:style-name="P15"><text:a xlink:type="simple" xlink:href="#__RefHeading__802_573231259" text:style-name="Internet_20_link" text:visited-style-name="Internet_20_link">1.4. </text:a>Operatoren, Zuweisung, Ein-Ausgabe<text:tab/>2</text:p>
          <text:p text:style-name="P14"><text:a xlink:type="simple" xlink:href="#__RefHeading__804_573231259" text:style-name="Internet_20_link" text:visited-style-name="Internet_20_link">1.4.1. </text:a>Beispiel: tperson.c – Version1 (io)<text:tab/>3</text:p>
          <text:p text:style-name="P15"><text:a xlink:type="simple" xlink:href="#__RefHeading__806_573231259" text:style-name="Internet_20_link" text:visited-style-name="Internet_20_link">1.5. </text:a>Strukturen können auch Strukturen beinhalten<text:tab/>3</text:p>
          <text:p text:style-name="P15"><text:a xlink:type="simple" xlink:href="#__RefHeading__808_573231259" text:style-name="Internet_20_link" text:visited-style-name="Internet_20_link">1.6. </text:a>Funktionen und Strukturvariablen<text:tab/>4</text:p>
          <text:p text:style-name="P14"><text:a xlink:type="simple" xlink:href="#__RefHeading__810_573231259" text:style-name="Internet_20_link" text:visited-style-name="Internet_20_link">1.6.1. </text:a>Beispiel: tperson.c – Version 2 (suche)<text:tab/>4</text:p>
          <text:p text:style-name="P15"><text:a xlink:type="simple" xlink:href="#__RefHeading__812_573231259" text:style-name="Internet_20_link" text:visited-style-name="Internet_20_link">1.7. </text:a>Enumeration<text:tab/>5</text:p>
          <text:p text:style-name="P15"><text:a xlink:type="simple" xlink:href="#__RefHeading__816_573231259" text:style-name="Internet_20_link" text:visited-style-name="Internet_20_link">1.8. </text:a>Übungen<text:tab/>5</text:p>
          <text:p text:style-name="P15"><text:a xlink:type="simple" xlink:href="#__RefHeading__818_573231259" text:style-name="Internet_20_link" text:visited-style-name="Internet_20_link">1.9. </text:a>Zusammenfassung/Fragen<text:tab/>5</text:p>
          <text:p text:style-name="P15"><text:a xlink:type="simple" xlink:href="#__RefHeading__820_573231259" text:style-name="Internet_20_link" text:visited-style-name="Internet_20_link">1.10. </text:a>Ausblick<text:tab/>6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794_573231259"/>Strukturen<text:bookmark-end text:name="__RefHeading__794_573231259"/></text:h>
      <text:h text:style-name="Heading_20_2" text:outline-level="2"><text:bookmark-start text:name="__RefHeading__796_573231259"/>Warum werden Strukturen so oft verwendet?<text:bookmark-end text:name="__RefHeading__796_573231259"/></text:h>
      <text:p text:style-name="Text_20_body">Während Arrays eine Zusammenfassung von Objekten gleichen Typs sind, handelt es sich bei einer </text:p>
      <text:p text:style-name="P11">Struktur <text:line-break/>um eine Zusammenfassung von verschiedenen Daten zu einer Einheit. </text:p>
      <text:p text:style-name="Text_20_body"/>
      <text:p text:style-name="Text_20_body">Die Verwendung von Strukturen bietet Vorteile bei der Organisation zusammengesetzter Daten. Beispiele sind: </text:p>
      <text:list xml:id="list6844486822" text:style-name="L1">
        <text:list-item>
          <text:p text:style-name="P17">Personaldaten (Name, Adresse, Gehalt, Steuerklasse, usw.) oder </text:p>
        </text:list-item>
        <text:list-item>
          <text:p text:style-name="P17">Studentendaten (Name, Adresse, Studienfach, Note). </text:p>
        </text:list-item>
      </text:list>
      <text:p text:style-name="P9">Strukturen werden mit Hilfe des Schlüsselwortes <text:span text:style-name="T7">struct</text:span> vereinbart. </text:p>
      <text:p text:style-name="P9">Dabei müssen wir zwischen der Vereinbarung eines</text:p>
      <text:list xml:id="list363788425" text:style-name="List_20_3">
        <text:list-item>
          <text:p text:style-name="P18"><text:span text:style-name="T7">Strukturtyp</text:span> und einer</text:p>
        </text:list-item>
        <text:list-item>
          <text:p text:style-name="P18"><text:span text:style-name="T7">Strukturvariablen</text:span> </text:p>
        </text:list-item>
      </text:list>
      <text:p text:style-name="Text_20_body">unterscheiden.</text:p>
      <text:p text:style-name="Text_20_body"><text:s/></text:p>
      <text:h text:style-name="Heading_20_2" text:outline-level="2"><text:bookmark-start text:name="__RefHeading__798_573231259"/>Strukturtyp erstellen<text:bookmark-end text:name="__RefHeading__798_573231259"/></text:h>
      <text:p text:style-name="Standard">Den Strukturtyp <text:span text:style-name="T7">TDATUM</text:span> erstellen:</text:p>
      <text:p text:style-name="Standard"/>
      <text:p text:style-name="code">struct datum{</text:p>
      <text:p text:style-name="code"><text:tab/>int tag;</text:p>
      <text:p text:style-name="code"><text:tab/>int monat;</text:p>
      <text:p text:style-name="code"><text:tab/>int jahr;</text:p>
      <text:p text:style-name="code"><text:tab/>char mon_name[4];</text:p>
      <text:p text:style-name="code">};</text:p>
      <text:p text:style-name="code">typedef struct datum TDATUM;</text:p>
      <text:p text:style-name="code"/>
      <text:p text:style-name="Standard"/>
      <text:p text:style-name="Standard"><text:soft-page-break/>tag, monat, jahr, ... werden <text:span text:style-name="T7">Strukturkomponenten</text:span> genannt.</text:p>
      <text:p text:style-name="Standard"/>
      <text:p text:style-name="P4">Aufgabe:</text:p>
      <text:p text:style-name="aufgabe">Erstellen Sie den Strukturtyp TPERSON mit folgenden Komponenten:</text:p>
      <text:p text:style-name="aufgabe">persnr und name</text:p>
      <text:p text:style-name="aufgabe"/>
      <text:p text:style-name="P4">Antwort:</text:p>
      <text:p text:style-name="aufgabe"/>
      <text:p text:style-name="Standard"/>
      <text:p text:style-name="Standard"/>
      <text:p text:style-name="Standard"/>
      <text:h text:style-name="Heading_20_2" text:outline-level="2"><text:bookmark-start text:name="__RefHeading__800_573231259"/>Strukturvariablen erstellen<text:bookmark-end text:name="__RefHeading__800_573231259"/></text:h>
      <text:p text:style-name="Text_20_body"/>
      <text:p text:style-name="P1">TDATUM heute;</text:p>
      <text:p text:style-name="P1">TDATUM termine[365];</text:p>
      <text:p text:style-name="P1">TDATUM* p; </text:p>
      <text:p text:style-name="Standard"/>
      <text:p text:style-name="Standard"/>
      <text:p text:style-name="Standard"/>
      <text:p text:style-name="Standard">Es geht auch ohne typedef. Dann ist</text:p>
      <text:list xml:id="list2098629792" text:continue-list="list363788425" text:style-name="List_20_3">
        <text:list-item text:start-value="1">
          <text:p text:style-name="P16">struct pruefung der Strukturtyp und</text:p>
        </text:list-item>
        <text:list-item>
          <text:p text:style-name="P16">inf_entscheidungs_pruefung die Struktuvariable</text:p>
        </text:list-item>
      </text:list>
      <text:p text:style-name="Standard"/>
      <text:p text:style-name="code">struct pruefung {</text:p>
      <text:p text:style-name="code"><text:tab/>char frage[128];</text:p>
      <text:p text:style-name="code"><text:tab/>char antwort[128];</text:p>
      <text:p text:style-name="code"><text:tab/>int note;</text:p>
      <text:p text:style-name="code">};</text:p>
      <text:p text:style-name="code"/>
      <text:p text:style-name="code">struct pruefung inf_entscheidungs_pruefung;</text:p>
      <text:p text:style-name="code"/>
      <text:h text:style-name="Heading_20_2" text:outline-level="2"><text:bookmark-start text:name="__RefHeading__802_573231259"/>Operatoren, Zuweisung, Ein-Ausgabe<text:bookmark-end text:name="__RefHeading__802_573231259"/></text:h>
      <text:p text:style-name="Text_20_body">Für den Komponentenzugriff gibt es zwei Operatoren. Es sind dies</text:p>
      <text:list xml:id="list352235922" text:continue-list="list2098629792" text:style-name="List_20_3">
        <text:list-item text:start-value="1">
          <text:p text:style-name="P19">. <text:tab/>der Punktoperator</text:p>
        </text:list-item>
        <text:list-item>
          <text:p text:style-name="P19">-&gt;<text:tab/>der Pfeiloperator</text:p>
        </text:list-item>
      </text:list>
      <text:p text:style-name="Text_20_body"><text:line-break/></text:p>
      <text:list xml:id="list19687254781" text:style-name="L2">
        <text:list-item>
          <text:p text:style-name="P20">Wenn die <text:span text:style-name="T7">Strukturvariable keine Zeigervariable</text:span> ist, <text:line-break/>verwendet man den <text:span text:style-name="T7">Punktoperator</text:span>. </text:p>
        </text:list-item>
      </text:list>
      <text:p text:style-name="P1">TDATUM heute;</text:p>
      <text:p text:style-name="code"/>
      <text:p text:style-name="code"><text:span text:style-name="T7">heute.tag</text:span>= 12;</text:p>
      <text:p text:style-name="code">strcpy(<text:span text:style-name="T7">heute.mon_name</text:span>, "APR");</text:p>
      <text:p text:style-name="code"/>
      <text:p text:style-name="code">scanf("%<text:span text:style-name="T8">i</text:span>", &amp; heute.tag);<text:tab/><text:tab/>//Achte auf den Adressoperator</text:p>
      <text:p text:style-name="code">scanf("%<text:span text:style-name="T8">s</text:span>", <text:s text:c="2"/>heute.mon_name);<text:tab/></text:p>
      <text:p text:style-name="code"/>
      <text:p text:style-name="Text_20_body"/>
      <text:list xml:id="list402860123" text:continue-numbering="true" text:style-name="L2">
        <text:list-item>
          <text:p text:style-name="P20"><text:soft-page-break/>Wenn die <text:span text:style-name="T7">Strukturvariable ein Array</text:span> ist, <text:line-break/>verwendet man den <text:span text:style-name="T7">Punktoperator</text:span></text:p>
        </text:list-item>
      </text:list>
      <text:p text:style-name="code"><text:span text:style-name="T7">TDATUM termine[365];</text:span><text:tab/>//Achte: termine[0] .... termine[364];<text:line-break/></text:p>
      <text:p text:style-name="code"><text:span text:style-name="T7">termine[0].tag</text:span>= 12;</text:p>
      <text:p text:style-name="code">strcpy(<text:span text:style-name="T7">termine[0].mon_name</text:span>, "APR");</text:p>
      <text:p text:style-name="code"/>
      <text:p text:style-name="code">scanf("%d", &amp; termine[0].tag);<text:tab/>//Achte auf den Adressoperator</text:p>
      <text:p text:style-name="code">scanf("%s", <text:s text:c="2"/>termine[0].mon_name);<text:tab/></text:p>
      <text:p text:style-name="code"/>
      <text:p text:style-name="Text_20_body"><text:line-break/></text:p>
      <text:list xml:id="list2164833224" text:continue-numbering="true" text:style-name="L2">
        <text:list-item>
          <text:p text:style-name="P20">Wenn die Strukturvariable eine <text:span text:style-name="T7">Zeigervariable</text:span> ist,<text:line-break/> verwendet man den <text:span text:style-name="T7">Pfeiloperator</text:span>. </text:p>
        </text:list-item>
      </text:list>
      <text:p text:style-name="code">TDATUM termine[365];<text:line-break/><text:span text:style-name="T7">TDATUM* p;</text:span></text:p>
      <text:p text:style-name="code"/>
      <text:p text:style-name="P3">p= termine; <text:s text:c="2"/><text:tab/><text:span text:style-name="T9">//Achte: p zeigt nun auf termin[0]</text:span></text:p>
      <text:p text:style-name="code"/>
      <text:p text:style-name="code"><text:span text:style-name="T7">p-&gt;tag</text:span>= 12;</text:p>
      <text:p text:style-name="code">strcpy(<text:span text:style-name="T7">p-&gt;mon_name</text:span>, "APR");</text:p>
      <text:p text:style-name="code"/>
      <text:p text:style-name="P2">scanf("%<text:span text:style-name="T8">i</text:span>", &amp; p-&gt;tag);<text:tab/>//Achte auf den Adressoperator</text:p>
      <text:p text:style-name="P2">scanf("%s", <text:s text:c="2"/>p-&gt;mon_name);<text:tab/></text:p>
      <text:p text:style-name="P2"/>
      <text:p text:style-name="P2">p++;<text:tab/>//Achte: p zeigt nun auf termin[1]</text:p>
      <text:p text:style-name="P2"/>
      <text:p text:style-name="P2">p= &amp;termine[3];</text:p>
      <text:p text:style-name="P2"/>
      <text:p text:style-name="Standard"/>
      <text:p text:style-name="Standard"/>
      <text:h text:style-name="P22" text:outline-level="3"><text:bookmark-start text:name="__RefHeading__804_573231259"/>Beispiel: tperson.c –<text:span text:style-name="T12"> Version1 (io)</text:span><text:bookmark-end text:name="__RefHeading__804_573231259"/></text:h>
      <text:list xml:id="list1516968889" text:continue-list="list352235922" text:style-name="List_20_3">
        <text:list-item>
          <text:p text:style-name="P24">Definieren Sie den Strukturtyp TPERSON (s.o.).</text:p>
        </text:list-item>
        <text:list-item>
          <text:p text:style-name="P24">Erstellen Sie ein Array namens wir mit 5 Elementen vom Typ TPERSON.</text:p>
        </text:list-item>
        <text:list-item>
          <text:p text:style-name="P24">Lesen Sie von der Tastatur Werte in das Array <text:span text:style-name="T12">oder verwenden Sie<text:line-break/>./t_person.exe &lt; personen.txt</text:span></text:p>
        </text:list-item>
        <text:list-item>
          <text:p text:style-name="P24">Geben Sie das Array auf den Bildschirm aus.</text:p>
        </text:list-item>
      </text:list>
      <text:p text:style-name="P5"/>
      <text:p text:style-name="Standard"/>
      <text:p text:style-name="Standard"/>
      <text:h text:style-name="Heading_20_2" text:outline-level="2"><text:bookmark-start text:name="__RefHeading__806_573231259"/>Strukturen können auch Strukturen beinhalten<text:bookmark-end text:name="__RefHeading__806_573231259"/></text:h>
      <text:p text:style-name="Text_20_body">Strukturen können als Komponenten auch wieder Strukturen enthalten.</text:p>
      <text:p text:style-name="code">struct kunde{</text:p>
      <text:p text:style-name="code"><text:s text:c="2"/>char name[40];</text:p>
      <text:p text:style-name="code"><text:s text:c="2"/>char adresse[40];</text:p>
      <text:p text:style-name="code"/>
      <text:p text:style-name="P1"><text:s text:c="2"/>TDATUM liefer_dat;</text:p>
      <text:p text:style-name="code"><text:s text:c="2"/>};</text:p>
      <text:p text:style-name="code">typedef struct kunde TKUNDE;</text:p>
      <text:p text:style-name="code"><text:soft-page-break/>...</text:p>
      <text:p text:style-name="code">TKUNDE kunde1;</text:p>
      <text:p text:style-name="code">...</text:p>
      <text:p text:style-name="code"/>
      <text:p text:style-name="code">kunde1.liefer_dat.tag= 12;</text:p>
      <text:p text:style-name="code">kunde1.liefer_dat.monat= 12;</text:p>
      <text:p text:style-name="code">kunde1.liefer_dat.jahr= 2008;</text:p>
      <text:p text:style-name="code">strcpy (kunde1.liefer_dat.mon_name, "jun");</text:p>
      <text:p text:style-name="Standard"/>
      <text:h text:style-name="Heading_20_2" text:outline-level="2"><text:bookmark-start text:name="__RefHeading__808_573231259"/>Funktionen <text:span text:style-name="T8">und</text:span> Strukturvariablen<text:bookmark-end text:name="__RefHeading__808_573231259"/></text:h>
      <text:p text:style-name="Standard">Strukturvariable können an <text:span text:style-name="T7">Funktionen</text:span> übergeben werden, und Funktionen können Strukturen als Rückgabetyp haben. Beispiel (mit obiger Definition):</text:p>
      <text:p text:style-name="Standard"/>
      <text:p text:style-name="Standard"/>
      <text:p text:style-name="code">//Prototyp</text:p>
      <text:p text:style-name="P1">TDATUM mache_date(int t, int m, int j);</text:p>
      <text:p text:style-name="code"/>
      <text:p text:style-name="code"/>
      <text:p text:style-name="code">//Aufruf</text:p>
      <text:p text:style-name="code">TDATUM geb_tag;</text:p>
      <text:p text:style-name="P1">geb_tag= mache_date(12,12,1212);</text:p>
      <text:p text:style-name="code"/>
      <text:p text:style-name="code">…</text:p>
      <text:p text:style-name="code"/>
      <text:p text:style-name="code">//ausprogrammiert</text:p>
      <text:p text:style-name="code"><text:span text:style-name="T7">TDATUM mache_date(int t, int m, int j)</text:span>{</text:p>
      <text:p text:style-name="code"><text:tab/>static char namen[][<text:span text:style-name="T11">4</text:span>]={</text:p>
      <text:p text:style-name="code"><text:tab/><text:tab/>"JAN", </text:p>
      <text:p text:style-name="code"><text:tab/><text:tab/>"FEB", </text:p>
      <text:p text:style-name="code"><text:tab/><text:tab/>.....};<text:line-break/></text:p>
      <text:p text:style-name="code"><text:tab/>TDATUM v;</text:p>
      <text:p text:style-name="code"><text:tab/>v.tag= t;</text:p>
      <text:p text:style-name="code"><text:tab/>v.monat= m;</text:p>
      <text:p text:style-name="code"><text:tab/>v.jahr= j;</text:p>
      <text:p text:style-name="code"><text:tab/>strcpy(v.mon_name, namen[m-1]);</text:p>
      <text:p text:style-name="code"/>
      <text:p text:style-name="code"><text:tab/>return v;</text:p>
      <text:p text:style-name="code">}</text:p>
      <text:p text:style-name="Standard"/>
      <text:p text:style-name="Standard"/>
      <text:h text:style-name="P22" text:outline-level="3"><text:bookmark-start text:name="__RefHeading__810_573231259"/>Beispiel: tperson.c –<text:span text:style-name="T12"> Version 2 (suche)</text:span><text:bookmark-end text:name="__RefHeading__810_573231259"/></text:h>
      <text:p text:style-name="P6"><text:span text:style-name="T8">Auf der Grundlage des </text:span>obige<text:span text:style-name="T8">n Beispiels</text:span> (tperson.c) <text:span text:style-name="T8">soll </text:span><text:span text:style-name="T12">nun</text:span>,</text:p>
      <text:list xml:id="list2015055456" text:continue-numbering="true" text:style-name="List_20_3">
        <text:list-item>
          <text:p text:style-name="P23">nach dem Einlesen </text:p>
        </text:list-item>
        <text:list-item>
          <text:p text:style-name="P23">nach einer Person gesucht werden <text:span text:style-name="T12">können</text:span>. <text:line-break/>Der Benutzer soll nach einem Namen gefragt werden und <text:line-break/>anschließend wird folgende Funktion aufgerufen:</text:p>
        </text:list-item>
      </text:list>
      <text:p text:style-name="aufgabe"/>
      <text:p text:style-name="aufgabe">TPERSON* suche(char* name, TPERSON* alle, int anzahl);</text:p>
      <text:p text:style-name="aufgabe"/>
      <text:p text:style-name="aufgabe">Das folg. Programmfragment soll die Verwendung zeigen:</text:p>
      <text:p text:style-name="aufgabe"><text:soft-page-break/></text:p>
      <text:p text:style-name="aufgabe">...</text:p>
      <text:p text:style-name="aufgabe">int main(){</text:p>
      <text:p text:style-name="aufgabe"><text:tab/>TPERSON wir[5];</text:p>
      <text:p text:style-name="aufgabe"><text:tab/>TPERSON* p;</text:p>
      <text:p text:style-name="aufgabe"><text:tab/>char eingabe[128];</text:p>
      <text:p text:style-name="aufgabe"><text:tab/>...</text:p>
      <text:p text:style-name="aufgabe"><text:tab/>//einlesen</text:p>
      <text:p text:style-name="P7"><text:tab/>…<text:line-break/><text:tab/>// <text:span text:style-name="T10">nach dem Namen fragen</text:span><text:line-break/><text:tab/><text:span text:style-name="T10">printf("Name: ");</text:span></text:p>
      <text:p text:style-name="P25"><text:tab/><text:span text:style-name="T13">scanf</text:span>("%<text:span text:style-name="T13">s</text:span>", eingabe);<text:line-break/><text:tab/>// <text:span text:style-name="T10">suche nach dem richtigen Element</text:span></text:p>
      <text:p text:style-name="aufgabe"><text:span text:style-name="T7"><text:tab/>p= suche (eingabe, wir, 5);<text:line-break/></text:span><text:tab/>if(NULL==p){</text:p>
      <text:p text:style-name="aufgabe"><text:tab/><text:tab/>....</text:p>
      <text:p text:style-name="aufgabe"><text:tab/>}</text:p>
      <text:p text:style-name="aufgabe"><text:tab/>else {</text:p>
      <text:p text:style-name="aufgabe"><text:tab/><text:tab/>....</text:p>
      <text:p text:style-name="aufgabe"><text:tab/>}</text:p>
      <text:p text:style-name="aufgabe"><text:tab/>…</text:p>
      <text:p text:style-name="aufgabe"/>
      <text:h text:style-name="Heading_20_2" text:outline-level="2"><text:bookmark-start text:name="__RefHeading__812_573231259"/>Enumeration<text:bookmark-end text:name="__RefHeading__812_573231259"/></text:h>
      <text:p text:style-name="Text_20_body">Es wird eine beliebige Bezeichnerfolge zur Aufzählung benutzt. Die Bezeichner erhalten die Werte 0,1, 2, .... zugeordnet. Die Bezeichner können entsprechend ihrer Werte und ihrer Ordnung abgefragt werden.</text:p>
      <text:p text:style-name="code">#include <text:s/>&lt;stdio.h&gt;</text:p>
      <text:p text:style-name="code"/>
      <text:p text:style-name="P1">enum Wochentag { Mon, Die, Mit, Don, Fre, Sam, Son }; </text:p>
      <text:p text:style-name="code"/>
      <text:p text:style-name="code">int main (){ </text:p>
      <text:p text:style-name="code"><text:tab/><text:span text:style-name="T7">Wochentag tag;</text:span></text:p>
      <text:p text:style-name="code"/>
      <text:p text:style-name="code"><text:tab/><text:span text:style-name="T7">tag = Sam;</text:span></text:p>
      <text:p text:style-name="code"><text:tab/>....</text:p>
      <text:p text:style-name="code"><text:tab/>if (<text:span text:style-name="T7">Sam == tag</text:span>) </text:p>
      <text:p text:style-name="code"><text:s text:c="3"/><text:tab/><text:tab/>puts("Schon wieder Wochenende!!!!\n"); </text:p>
      <text:p text:style-name="code">}</text:p>
      <text:h text:style-name="Heading_20_2" text:outline-level="2" text:is-list-header="true"/>
      <text:h text:style-name="P21" text:outline-level="2"><text:bookmark-start text:name="__RefHeading__816_573231259"/><text:span text:style-name="Citation"><text:span text:style-name="T3">Übungen</text:span></text:span><text:bookmark-end text:name="__RefHeading__816_573231259"/></text:h>
      <text:p text:style-name="P10"><text:span text:style-name="Citation"><text:span text:style-name="T3">Bearbeiten Sie die Übungen im K</text:span></text:span><text:span text:style-name="Citation"><text:span text:style-name="T4">a</text:span></text:span><text:span text:style-name="Citation"><text:span text:style-name="T3">pitel 02-ueben</text:span></text:span></text:p>
      <text:p text:style-name="P10"><text:span text:style-name="Citation"><text:span text:style-name="T1"/></text:span></text:p>
      <text:p text:style-name="P10"><text:span text:style-name="Citation"><text:span text:style-name="T1"/></text:span></text:p>
      <text:h text:style-name="Heading_20_2" text:outline-level="2"><text:bookmark-start text:name="__RefHeading__818_573231259"/><text:span text:style-name="Citation"><text:span text:style-name="T1">Zusammenfassung/</text:span></text:span><text:span text:style-name="Citation"><text:span text:style-name="T2">Fragen</text:span></text:span><text:bookmark-end text:name="__RefHeading__818_573231259"/></text:h>
      <text:p text:style-name="Text_20_body"><text:span text:style-name="Citation"><text:span text:style-name="T1">Gib je ein Beispiel zu:</text:span></text:span></text:p>
      <text:p text:style-name="aufgabe"><text:span text:style-name="Citation"><text:span text:style-name="T1">Strukturtyp definieren:</text:span></text:span></text:p>
      <text:p text:style-name="aufgabe"><text:soft-page-break/><text:span text:style-name="Citation"><text:span text:style-name="T1"/></text:span></text:p>
      <text:p text:style-name="aufgabe"><text:span text:style-name="Citation"><text:span text:style-name="T1">Strukturvariable definieren:</text:span></text:span></text:p>
      <text:p text:style-name="aufgabe"><text:span text:style-name="Citation"><text:span text:style-name="T1"/></text:span></text:p>
      <text:p text:style-name="aufgabe"><text:span text:style-name="Citation"><text:span text:style-name="T1">Zugriff auf ein Arrayelement:</text:span></text:span></text:p>
      <text:p text:style-name="aufgabe"><text:span text:style-name="Citation"><text:span text:style-name="T1"/></text:span></text:p>
      <text:p text:style-name="aufgabe"><text:span text:style-name="Citation"><text:span text:style-name="T1">Sortiere ein Array, dessen Elemente Strukturtypen sind:</text:span></text:span></text:p>
      <text:p text:style-name="aufgabe"><text:span text:style-name="Citation"><text:span text:style-name="T1"/></text:span></text:p>
      <text:p text:style-name="aufgabe"/>
      <text:p text:style-name="Standard"/>
      <text:p text:style-name="Standard"/>
      <text:p text:style-name="Standard"/>
      <text:p text:style-name="P8"><text:span text:style-name="Citation"><text:span text:style-name="T5">Frage:</text:span></text:span></text:p>
      <text:p text:style-name="P8"><text:span text:style-name="Citation"><text:span text:style-name="T1">Wieviel Speicherplatz wird verwendet bei:</text:span></text:span></text:p>
      <text:p text:style-name="P8"><text:span text:style-name="Citation"><text:span text:style-name="T1">a) typedef struct pers{char name[10]; int id;} TPERSON;</text:span></text:span></text:p>
      <text:p text:style-name="P8"><text:span text:style-name="Citation"><text:span text:style-name="T1">b) struct punkt {int x,y;} *ptr;</text:span></text:span></text:p>
      <text:p text:style-name="P8"><text:span text:style-name="Citation"><text:span text:style-name="T1">c) struct datum { </text:span></text:span></text:p>
      <text:p text:style-name="P8"><text:span text:style-name="Citation"><text:span text:style-name="T1"><text:s text:c="4"/>int tag; <text:s text:c="6"/></text:span></text:span></text:p>
      <text:p text:style-name="P8"><text:span text:style-name="Citation"><text:span text:style-name="T1"><text:s text:c="4"/>int monat;</text:span></text:span></text:p>
      <text:p text:style-name="P8"><text:span text:style-name="Citation"><text:span text:style-name="T1"><text:s text:c="4"/>int jahr;</text:span></text:span></text:p>
      <text:p text:style-name="P8"><text:span text:style-name="Citation"><text:span text:style-name="T1"><text:s text:c="4"/>char mon_name[4];</text:span></text:span></text:p>
      <text:p text:style-name="P8"><text:span text:style-name="Citation"><text:span text:style-name="T1"><text:s text:c="5"/>} tage[10];</text:span></text:span></text:p>
      <text:p text:style-name="P8"><text:span text:style-name="Citation"><text:span text:style-name="T1"/></text:span></text:p>
      <text:p text:style-name="P8"><text:span text:style-name="Citation"><text:span text:style-name="T5">Antwort:</text:span></text:span></text:p>
      <text:p text:style-name="P8"><text:span text:style-name="Citation"><text:span text:style-name="T6">a)</text:span></text:span></text:p>
      <text:p text:style-name="P8"><text:span text:style-name="Citation"><text:span text:style-name="T6">b)</text:span></text:span></text:p>
      <text:p text:style-name="P8"><text:span text:style-name="Citation"><text:span text:style-name="T6">c)</text:span></text:span></text:p>
      <text:p text:style-name="P12"><text:span text:style-name="Citation"><text:span text:style-name="T1"><text:line-break/></text:span></text:span></text:p>
      <text:h text:style-name="Heading_20_2" text:outline-level="2"><text:bookmark-start text:name="__RefHeading__820_573231259"/><text:span text:style-name="Citation"><text:span text:style-name="T1">Ausblick</text:span></text:span><text:bookmark-end text:name="__RefHeading__820_573231259"/></text:h>
      <text:p text:style-name="Text_20_body"><text:span text:style-name="Citation"><text:span text:style-name="T1">Im nächsten Kapitel wollen wir uns mit dem Lesen/Schreiben von Daten (u.a. auch von Strukturvariablen) auf die Festplatte beschäftigen. Dazu werden wird</text:span></text:span></text:p>
      <text:list xml:id="list112763756" text:continue-list="list2015055456" text:style-name="List_20_3">
        <text:list-item text:start-value="1">
          <text:p text:style-name="P18"><text:span text:style-name="Citation"><text:span text:style-name="T1">einfache Textfiles zeichen/zeilenweise lesen/schreiben </text:span></text:span></text:p>
          <text:list>
            <text:list-item>
              <text:p text:style-name="P18"><text:span text:style-name="Citation"><text:span text:style-name="T1">fgetc(), fputc(), fgets(), fputs(), fprintf(), fscanf()</text:span></text:span></text:p>
            </text:list-item>
          </text:list>
        </text:list-item>
        <text:list-item>
          <text:p text:style-name="P18"><text:span text:style-name="Citation"><text:span text:style-name="T1">strukturierte Textfiles lesen/schreiben</text:span></text:span></text:p>
        </text:list-item>
        <text:list-item>
          <text:p text:style-name="P18"><text:span text:style-name="Citation"><text:span text:style-name="T1">Binärdateien lesen/schreiben</text:span></text:span></text:p>
          <text:list>
            <text:list-item>
              <text:p text:style-name="P18"><text:span text:style-name="Citation"><text:span text:style-name="T1">fread(), fwrite()</text:span></text:span></text:p>
            </text:list-item>
          </text:list>
        </text:list-item>
        <text:list-item>
          <text:p text:style-name="P18"><text:span text:style-name="Citation"><text:span text:style-name="T6">Dateien mit wahlfreiem Zugriff 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="100%"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="100%"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luecke" style:family="text">
      <style:text-properties style:text-line-through-style="none" style:text-underline-style="solid" style:text-underline-width="bold" style:text-underline-color="font-color" fo:font-weight="bold" fo:background-color="transparent"/>
    </style:style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<text:tab/>Strukturen<text:tab/>Arbeitsunterlage</text:p>
      </style:header>
      <style:footer>
        <text:p text:style-name="Footer">Informatik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Anton Hofmann</meta:initial-creator>
    <meta:creation-date>2007-05-09T19:01:40</meta:creation-date>
    <dc:date>2013-03-19T09:58:56</dc:date>
    <dc:language>de-DE</dc:language>
    <meta:editing-cycles>27</meta:editing-cycles>
    <meta:editing-duration>PT6H33M31S</meta:editing-duration>
    <meta:document-statistic meta:table-count="0" meta:image-count="0" meta:object-count="0" meta:page-count="6" meta:paragraph-count="188" meta:word-count="783" meta:character-count="5778" meta:non-whitespace-character-count="5069"/>
    <meta:user-defined meta:name="Info 1"/>
    <meta:user-defined meta:name="Info 2"/>
    <meta:user-defined meta:name="Info 3"/>
    <meta:user-defined meta:name="Info 4"/>
    <meta:template xlink:type="simple" xlink:actuate="onRequest" xlink:title="progbuch-vorlage" xlink:href="../../../../../../../../C:/Dokumente%20und%20Einstellungen/ahofmann/Anwendungsdaten/OpenOffice.org2/user/template/progbuch-vorlage.ott" meta:date="2007-05-23T10:10:31"/>
  </office:meta>
</office:document-meta>
</file>